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language="de" fo:country="DE" fo:font-weight="bold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style:font-name="Courier New" fo:language="de" fo:country="DE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style:font-name="Courier New" fo:language="de" fo:country="DE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style:font-name="Courier New" fo:language="de" fo:country="DE" style:language-asian="zxx" style:country-asian="none" style:language-complex="zxx" style:country-complex="none"/>
    </style:style>
    <style:style style:name="P5" style:family="paragraph" style:parent-style-name="Standard" style:list-style-name="L3">
      <style:text-properties style:font-name="Courier New" fo:language="de" fo:country="DE" style:language-asian="zxx" style:country-asian="none" style:language-complex="zxx" style:country-complex="none"/>
    </style:style>
    <style:style style:name="P6" style:family="paragraph" style:parent-style-name="Standard">
      <style:text-properties style:font-name="Courier New" fo:language="de" fo:country="DE" style:text-underline-style="solid" style:text-underline-width="auto" style:text-underline-color="font-color" style:language-asian="zxx" style:country-asian="none" style:language-complex="zxx" style:country-complex="none"/>
    </style:style>
    <style:style style:name="P7" style:family="paragraph" style:parent-style-name="Standard" style:list-style-name="L3"/>
    <style:style style:name="P8" style:family="paragraph" style:parent-style-name="Standard">
      <style:paragraph-properties fo:break-before="page"/>
      <style:text-properties style:font-name="Courier New" fo:language="de" fo:country="DE" style:text-underline-style="solid" style:text-underline-width="auto" style:text-underline-color="font-color" style:language-asian="zxx" style:country-asian="none" style:language-complex="zxx" style:country-complex="none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ewalls</text:p>
      <text:p text:style-name="P2"/>
      <text:p text:style-name="P2"/>
      <text:p text:style-name="P6">Definition</text:p>
      <text:p text:style-name="P2"/>
      <text:p text:style-name="P2">Alle Schutzmaßnahmen, die den Datenverkehr zwischen zwei Netzen kontrollieren.</text:p>
      <text:p text:style-name="P2"/>
      <text:p text:style-name="P2"/>
      <text:p text:style-name="P6">Aufgaben</text:p>
      <text:p text:style-name="P2"/>
      <text:list xml:id="list42230757" text:style-name="L1">
        <text:list-item>
          <text:p text:style-name="P3">Kontrolle des Zugriffs von internen Netzen auf Ressourcen im Internet (Webseiten, Dienste, …)</text:p>
        </text:list-item>
        <text:list-item>
          <text:p text:style-name="P3">Verhinderung unberechtigter Zugriffe aus dem externen Netz auf das interne Netz </text:p>
        </text:list-item>
        <text:list-item>
          <text:p text:style-name="P3">Protokollierung der nicht berechtigten Zugriffsversuche, der Netzzugriffe und Dienste </text:p>
        </text:list-item>
      </text:list>
      <text:p text:style-name="P2"/>
      <text:p text:style-name="P2"/>
      <text:p text:style-name="P6">Zwei grundlegende Funktionsprinzipien</text:p>
      <text:p text:style-name="P2"/>
      <text:list xml:id="list42245080" text:style-name="L2">
        <text:list-item>
          <text:p text:style-name="P4">Blacklist, es ist alles erlaubt, was nicht verboten ist</text:p>
        </text:list-item>
        <text:list-item>
          <text:p text:style-name="P4">Whitelist, es ist alles verboten, was nicht erlaubt ist</text:p>
        </text:list-item>
      </text:list>
      <text:p text:style-name="P2"/>
      <text:p text:style-name="P2"/>
      <text:p text:style-name="P6">Aufbau einer Firewall</text:p>
      <text:p text:style-name="P2"/>
      <text:list xml:id="list42242224" text:style-name="L3">
        <text:list-item>
          <text:p text:style-name="P5">Firewall</text:p>
          <text:list>
            <text:list-item>
              <text:p text:style-name="P7">Paketfilter</text:p>
              <text:list>
                <text:list-item>
                  <text:p text:style-name="P7">statisch</text:p>
                </text:list-item>
                <text:list-item>
                  <text:p text:style-name="P7">dynamisch</text:p>
                </text:list-item>
              </text:list>
            </text:list-item>
            <text:list-item>
              <text:p text:style-name="P7"><text:span text:style-name="T1">Application</text:span> Gateway</text:p>
            </text:list-item>
          </text:list>
        </text:list-item>
      </text:list>
      <text:p text:style-name="P2"/>
      <text:p text:style-name="P2"/>
      <text:p text:style-name="P6">Paketfilter</text:p>
      <text:p text:style-name="P2"/>
      <text:list xml:id="list42273720" text:continue-list="list42245080" text:style-name="L2">
        <text:list-item>
          <text:p text:style-name="P4">arbeitet auf dem <text:span text:style-name="T1">Network</text:span>- und <text:span text:style-name="T1">Transport-Layer</text:span> (3+4)</text:p>
        </text:list-item>
        <text:list-item>
          <text:p text:style-name="P4">analysiert die Header von TCP/UDP und IP und wendet Filterregeln (sogenannte <text:span text:style-name="T1">Access Control Lists</text:span>) an</text:p>
        </text:list-item>
        <text:list-item>
          <text:p text:style-name="P4">entscheidet anhand der IP-Adressen und Port-Adressen, welches Paket die Firewall passieren darf</text:p>
        </text:list-item>
        <text:list-item>
          <text:p text:style-name="P4">statisch: hier werden dauerhaft feste Portnummern und IP-Adressen im Filter interpretiert</text:p>
        </text:list-item>
        <text:list-item>
          <text:p text:style-name="P4">dynamisch: ein ausgehendes Paket wird analysiert und die benötigten Ports werden kurzfristig für das Antwortpaket von externen Netzen freigegeben → <text:span text:style-name="T1">stateful inspection</text:span></text:p>
        </text:list-item>
      </text:list>
      <text:p text:style-name="P2"/>
      <text:p text:style-name="P8"/>
      <text:p text:style-name="P6">Application Gateway</text:p>
      <text:list xml:id="list42279980" text:continue-numbering="true" text:style-name="L2">
        <text:list-header>
          <text:p text:style-name="P4"/>
        </text:list-header>
        <text:list-item>
          <text:p text:style-name="P4">stellt auf der Anwendungsschicht eine Verbindung in andere Netze her</text:p>
        </text:list-item>
        <text:list-item>
          <text:p text:style-name="P4">filtert Inhalt der Datenpakete und trifft Weiterleitungsentscheidungen anhand von Begriffen (Content Filter) oder URLs</text:p>
        </text:list-item>
        <text:list-item>
          <text:p text:style-name="P4">arbeitet häufig als Proxy-Server (Proxy = Stellvertreter)</text:p>
          <text:list>
            <text:list-item>
              <text:p text:style-name="P4">der Datenaustausch mit dem Internet wird vom Proxy-Server als Stellvertreter durchgeführt</text:p>
            </text:list-item>
            <text:list-item>
              <text:p text:style-name="P4">die Verbindung des Clients mit dem Internet besteht nur virtuell</text:p>
            </text:list-item>
            <text:list-item>
              <text:p text:style-name="P4">Web-Seiten werden gecached</text:p>
            </text:list-item>
            <text:list-item>
              <text:p text:style-name="P4">Für jede Anwendung muss ein entsprechender Proxy-Dienst zur Verfügung gestellt werden</text:p>
            </text:list-item>
          </text:list>
        </text:list-item>
        <text:list-item>
          <text:p text:style-name="P4">Beispiele: ISA-Server, Squid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1-01-12T20:01:22</meta:creation-date>
    <dc:date>2011-01-13T22:16:00.73</dc:date>
    <meta:editing-duration>PT22M15S</meta:editing-duration>
    <meta:editing-cycles>3</meta:editing-cycles>
    <meta:generator>LibreOffice/3.3$Win32 OpenOffice.org_project/330m9$Build-1</meta:generator>
    <meta:document-statistic meta:table-count="0" meta:image-count="0" meta:object-count="0" meta:page-count="2" meta:paragraph-count="31" meta:word-count="238" meta:character-count="1678"/>
  </office:meta>
</office:document-meta>
</file>